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Pictures/2000000A000000DD000000DDF1F7E11A.svm" manifest:media-type="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Pictures/2000000A000000DD000000DDF1F7E11A.svm" manifest:media-type="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Pictures/2000000A000000DD000000DDF1F7E11A.svm" manifest:media-type="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079cm"/>
    </style:style>
    <style:style style:name="co2" style:family="table-column">
      <style:table-column-properties fo:break-before="auto" style:column-width="2.127cm"/>
    </style:style>
    <style:style style:name="co3" style:family="table-column">
      <style:table-column-properties fo:break-before="auto" style:column-width="2.238cm"/>
    </style:style>
    <style:style style:name="co4" style:family="table-column">
      <style:table-column-properties fo:break-before="auto" style:column-width="0.868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8.624cm"/>
    </style:style>
    <style:style style:name="co7" style:family="table-column">
      <style:table-column-properties fo:break-before="auto" style:column-width="0.644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0.616cm"/>
    </style:style>
    <style:style style:name="co10" style:family="table-column">
      <style:table-column-properties fo:break-before="auto" style:column-width="1.148cm"/>
    </style:style>
    <style:style style:name="co11" style:family="table-column">
      <style:table-column-properties fo:break-before="auto" style:column-width="8.93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Enunciado">
      <style:table-properties table:display="true" style:writing-mode="lr-tb"/>
    </style:style>
    <style:style style:name="ta2" style:family="table" style:master-page-name="PageStyle_5f_Modelo_20_de_20_activo">
      <style:table-properties table:display="true" style:writing-mode="lr-tb"/>
    </style:style>
    <style:style style:name="ta3" style:family="table" style:master-page-name="PageStyle_5f_Modelo_20_de_20_pasivo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transparent" fo:border-left="0.06pt solid #000000" fo:border-right="none" style:rotation-align="none" fo:border-top="0.06pt solid #000000"/>
    </style:style>
    <style:style style:name="ce2" style:family="table-cell" style:parent-style-name="Default">
      <style:table-cell-properties fo:border-bottom="none" fo:background-color="#999999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66ff66" fo:border="0.06pt solid #000000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99ff66" fo:border-left="0.06pt solid #000000" fo:border-right="none" fo:border-top="none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order-bottom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#99ff66" fo:border-left="0.06pt solid #000000" fo:border-right="none" fo:border-top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8" style:family="table-cell" style:parent-style-name="Default">
      <style:table-cell-properties fo:background-color="#ff3333" fo:border="0.06pt solid #000000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9999" fo:border-left="0.06pt solid #000000" fo:border-right="none" fo:border-top="none"/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fo:border-bottom="none" fo:background-color="#cccccc" fo:border-left="0.06pt solid #000000" fo:border-right="none" fo:border-top="none"/>
      <style:text-properties fo:color="#000000" style:text-underline-style="solid" style:text-underline-width="auto" style:text-underline-color="font-color"/>
    </style:style>
    <style:style style:name="ce11" style:family="table-cell" style:parent-style-name="Default">
      <style:table-cell-properties fo:border-bottom="none" fo:background-color="#cccccc" fo:border-left="0.06pt solid #000000" fo:border-right="none" fo:border-top="none"/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style:text-underline-style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transparent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ackground-color="transparent" fo:border="0.06pt solid #000000" style:rotation-align="none"/>
      <style:text-properties fo:font-style="italic" style:font-style-asian="italic" style:font-style-complex="italic"/>
    </style:style>
    <style:style style:name="ce19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font-style="italic" style:font-style-asian="italic" style:font-style-complex="italic"/>
    </style:style>
    <style:style style:name="ce2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1" style:family="table-cell" style:parent-style-name="Default" style:data-style-name="N114">
      <style:table-cell-properties fo:border-bottom="0.74pt solid #000000" style:diagonal-bl-tr="none" style:diagonal-tl-br="none" fo:background-color="transparent" fo:border-left="none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14">
      <style:table-cell-properties fo:border-bottom="0.74pt solid #000000" fo:background-color="#999999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ackground-color="#66ff66" fo:border="0.06pt solid #000000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#99ff66"/>
    </style:style>
    <style:style style:name="ce25" style:family="table-cell" style:parent-style-name="Default" style:data-style-name="N114">
      <style:table-cell-properties style:rotation-align="none"/>
    </style:style>
    <style:style style:name="ce26" style:family="table-cell" style:parent-style-name="Default">
      <style:table-cell-properties fo:background-color="#ff3333" fo:border="0.06pt solid #000000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ackground-color="#ff9999" fo:border="none"/>
    </style:style>
    <style:style style:name="ce28" style:family="table-cell" style:parent-style-name="Default">
      <style:table-cell-properties fo:background-color="#cccccc" fo:border="none"/>
      <style:text-properties fo:color="#000000"/>
    </style:style>
    <style:style style:name="ce29" style:family="table-cell" style:parent-style-name="Default" style:data-style-name="N114">
      <style:table-cell-properties fo:background-color="transparent" style:rotation-align="none"/>
    </style:style>
    <style:style style:name="ce30" style:family="table-cell" style:parent-style-name="Default">
      <style:table-cell-properties fo:background-color="#cccccc"/>
    </style:style>
    <style:style style:name="ce31" style:family="table-cell" style:parent-style-name="Default">
      <style:table-cell-properties fo:background-color="#ff9999"/>
    </style:style>
    <style:style style:name="ce32" style:family="table-cell" style:parent-style-name="Default" style:data-style-name="N114">
      <style:table-cell-properties fo:border-bottom="0.06pt solid #00000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border="0.06pt solid #000000"/>
    </style:style>
    <style:style style:name="ce35" style:family="table-cell" style:parent-style-name="Default" style:data-style-name="N114">
      <style:table-cell-properties fo:background-color="transparent" fo:border="0.06pt solid #000000" style:rotation-align="none"/>
    </style:style>
    <style:style style:name="ce36" style:family="table-cell" style:parent-style-name="Default">
      <style:table-cell-properties style:diagonal-bl-tr="none" style:diagonal-tl-br="none" fo:background-color="transparent" fo:border="0.06pt solid #000000" style:rotation-align="none"/>
    </style:style>
    <style:style style:name="ce37" style:family="table-cell" style:parent-style-name="Default" style:data-style-name="N114">
      <style:table-cell-properties fo:border-bottom="0.06pt solid #000000" fo:border-left="none" fo:border-right="none" style:rotation-align="none" fo:border-top="none"/>
    </style:style>
    <style:style style:name="ce38" style:family="table-cell" style:parent-style-name="Default" style:data-style-name="N114">
      <style:table-cell-properties fo:border-bottom="0.74pt solid #000000" style:diagonal-bl-tr="none" style:diagonal-tl-br="none" fo:background-color="transparent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114">
      <style:table-cell-properties fo:border-bottom="0.74pt solid #000000" fo:background-color="#999999" style:diagonal-bl-tr="none" style:diagonal-tl-br="none" fo:border-left="none" fo:border-right="0.06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none" fo:background-color="#99ff66" fo:border-left="none" fo:border-right="0.06pt solid #000000" fo:border-top="none"/>
    </style:style>
    <style:style style:name="ce41" style:family="table-cell" style:parent-style-name="Default" style:data-style-name="N114">
      <style:table-cell-properties fo:border-bottom="none" fo:border-left="none" fo:border-right="0.06pt solid #000000" style:rotation-align="none" fo:border-top="none"/>
    </style:style>
    <style:style style:name="ce42" style:family="table-cell" style:parent-style-name="Default">
      <style:table-cell-properties fo:border-bottom="none" fo:background-color="#ff9999" fo:border-left="none" fo:border-right="0.06pt solid #000000" fo:border-top="none"/>
    </style:style>
    <style:style style:name="ce43" style:family="table-cell" style:parent-style-name="Default">
      <style:table-cell-properties fo:border-bottom="none" fo:background-color="#cccccc" fo:border-left="none" fo:border-right="0.06pt solid #000000" fo:border-top="none"/>
      <style:text-properties fo:color="#000000"/>
    </style:style>
    <style:style style:name="ce44" style:family="table-cell" style:parent-style-name="Default" style:data-style-name="N114">
      <style:table-cell-properties fo:border-bottom="none" fo:background-color="transparent" fo:border-left="none" fo:border-right="0.06pt solid #000000" style:rotation-align="none" fo:border-top="none"/>
    </style:style>
    <style:style style:name="ce45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46" style:family="table-cell" style:parent-style-name="Default" style:data-style-name="N114">
      <style:table-cell-properties fo:border-bottom="0.06pt solid #000000" fo:border-left="none" fo:border-right="0.06pt solid #000000" style:rotation-align="none" fo:border-top="none"/>
    </style:style>
    <style:style style:name="ce47" style:family="table-cell" style:parent-style-name="Default">
      <style:table-cell-properties fo:background-color="transparent" style:rotation-align="none"/>
    </style:style>
    <style:style style:name="ce4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nunciado" table:style-name="ta1">
        <office:forms form:automatic-focus="false" form:apply-design-mode="false"/>
        <table:table-column table:style-name="co1" table:default-cell-style-name="ce20"/>
        <table:table-column table:style-name="co2" table:number-columns-repeated="5" table:default-cell-style-name="ce20"/>
        <table:table-column table:style-name="co3" table:number-columns-repeated="1018" table:default-cell-style-name="ce20"/>
        <table:table-row table:style-name="ro1">
          <table:table-cell table:style-name="ce1"/>
          <table:table-cell table:style-name="ce21" office:value-type="float" office:value="2009" calcext:value-type="float">
            <text:p>2.009 </text:p>
          </table:table-cell>
          <table:table-cell table:style-name="ce21" office:value-type="float" office:value="2010" calcext:value-type="float">
            <text:p>2.010 </text:p>
          </table:table-cell>
          <table:table-cell table:style-name="ce21" office:value-type="float" office:value="2011" calcext:value-type="float">
            <text:p>2.011 </text:p>
          </table:table-cell>
          <table:table-cell table:style-name="ce21" office:value-type="float" office:value="2012" calcext:value-type="float">
            <text:p>2.012 </text:p>
          </table:table-cell>
          <table:table-cell table:style-name="ce38" office:value-type="float" office:value="2013" calcext:value-type="float">
            <text:p>2.013 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uenta</text:p>
          </table:table-cell>
          <table:table-cell table:style-name="ce22" table:number-columns-repeated="4"/>
          <table:table-cell table:style-name="ce39"/>
          <table:table-cell table:number-columns-repeated="1018"/>
        </table:table-row>
        <table:table-row table:style-name="ro1">
          <table:table-cell table:style-name="ce3" office:value-type="string" calcext:value-type="string">
            <text:p>ACTIVO</text:p>
          </table:table-cell>
          <table:table-cell table:style-name="ce23" table:formula="of:=SUM([.B4];[.B11])" office:value-type="float" office:value="117057.18" calcext:value-type="float">
            <text:p>117057,18</text:p>
          </table:table-cell>
          <table:table-cell table:style-name="ce23" table:formula="of:=SUM([.C4];[.C11])" office:value-type="float" office:value="99096.28" calcext:value-type="float">
            <text:p>99096,28</text:p>
          </table:table-cell>
          <table:table-cell table:style-name="ce23" table:formula="of:=SUM([.D4];[.D11])" office:value-type="float" office:value="60919.92" calcext:value-type="float">
            <text:p>60919,92</text:p>
          </table:table-cell>
          <table:table-cell table:style-name="ce23" table:formula="of:=SUM([.E4];[.E11])" office:value-type="float" office:value="106994.68" calcext:value-type="float">
            <text:p>106994,68</text:p>
          </table:table-cell>
          <table:table-cell table:style-name="ce23" table:formula="of:=SUM([.F4];[.F11])" office:value-type="float" office:value="153519.32" calcext:value-type="float">
            <text:p>153519,32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CTIVO FIJO</text:p>
          </table:table-cell>
          <table:table-cell table:style-name="ce24" table:formula="of:=SUM([.B5:.B10])" office:value-type="float" office:value="18228.83" calcext:value-type="float">
            <text:p>18228,83</text:p>
          </table:table-cell>
          <table:table-cell table:style-name="ce24" table:formula="of:=SUM([.C5:.C10])" office:value-type="float" office:value="19442.34" calcext:value-type="float">
            <text:p>19442,34</text:p>
          </table:table-cell>
          <table:table-cell table:style-name="ce24" table:formula="of:=SUM([.D5:.D10])" office:value-type="float" office:value="23691.81" calcext:value-type="float">
            <text:p>23691,81</text:p>
          </table:table-cell>
          <table:table-cell table:style-name="ce24" table:formula="of:=SUM([.E5:.E10])" office:value-type="float" office:value="43102" calcext:value-type="float">
            <text:p>43102</text:p>
          </table:table-cell>
          <table:table-cell table:style-name="ce40" table:formula="of:=SUM([.F5:.F10])" office:value-type="float" office:value="21323.03" calcext:value-type="float">
            <text:p>21323,0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ctivos por impuesto diferido.</text:p>
          </table:table-cell>
          <table:table-cell table:style-name="ce25" table:number-columns-repeated="2"/>
          <table:table-cell table:style-name="ce25" office:value-type="float" office:value="3194.81" calcext:value-type="float">
            <text:p>3.195 </text:p>
          </table:table-cell>
          <table:table-cell table:style-name="ce25"/>
          <table:table-cell table:style-name="ce41"/>
          <table:table-cell table:number-columns-repeated="1018"/>
        </table:table-row>
        <table:table-row table:style-name="ro1">
          <table:table-cell table:style-name="ce6" office:value-type="string" calcext:value-type="string">
            <text:p>Aplicaciones informáticas.</text:p>
          </table:table-cell>
          <table:table-cell table:style-name="ce25" office:value-type="float" office:value="8130.72" calcext:value-type="float">
            <text:p>8.131 </text:p>
          </table:table-cell>
          <table:table-cell table:style-name="ce25" office:value-type="float" office:value="12537.64" calcext:value-type="float">
            <text:p>12.538 </text:p>
          </table:table-cell>
          <table:table-cell table:style-name="ce25" office:value-type="float" office:value="15557" calcext:value-type="float">
            <text:p>15.557 </text:p>
          </table:table-cell>
          <table:table-cell table:style-name="ce25" office:value-type="float" office:value="27924" calcext:value-type="float">
            <text:p>27.924 </text:p>
          </table:table-cell>
          <table:table-cell table:style-name="ce41" office:value-type="float" office:value="63213.94" calcext:value-type="float">
            <text:p>63.214 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nstalaciones técnicas, maquinaria, utillaje, mobiliario, y otro inmovilizado material.</text:p>
          </table:table-cell>
          <table:table-cell table:style-name="ce25" office:value-type="float" office:value="10098.11" calcext:value-type="float">
            <text:p>10.098 </text:p>
          </table:table-cell>
          <table:table-cell table:style-name="ce25" office:value-type="float" office:value="6631.41" calcext:value-type="float">
            <text:p>6.631 </text:p>
          </table:table-cell>
          <table:table-cell table:style-name="ce25" office:value-type="float" office:value="4940" calcext:value-type="float">
            <text:p>4.940 </text:p>
          </table:table-cell>
          <table:table-cell table:style-name="ce25" office:value-type="float" office:value="2178" calcext:value-type="float">
            <text:p>2.178 </text:p>
          </table:table-cell>
          <table:table-cell table:style-name="ce41" office:value-type="float" office:value="3169.13" calcext:value-type="float">
            <text:p>3.169 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Otro inmovilizado intangible.</text:p>
          </table:table-cell>
          <table:table-cell table:style-name="ce25" table:number-columns-repeated="4"/>
          <table:table-cell table:style-name="ce41" office:value-type="float" office:value="-45060.04" calcext:value-type="float">
            <text:p>-45.060 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réditos a empresas.</text:p>
          </table:table-cell>
          <table:table-cell table:style-name="ce25"/>
          <table:table-cell table:style-name="ce25" office:value-type="float" office:value="273.29" calcext:value-type="float">
            <text:p>273 </text:p>
          </table:table-cell>
          <table:table-cell table:style-name="ce25"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6" office:value-type="string" calcext:value-type="string">
            <text:p>Instrumentos de patrimonio.</text:p>
          </table:table-cell>
          <table:table-cell table:style-name="ce25" table:number-columns-repeated="3"/>
          <table:table-cell table:style-name="ce25" office:value-type="float" office:value="13000" calcext:value-type="float">
            <text:p>13.000 </text:p>
          </table:table-cell>
          <table:table-cell table:style-name="ce41"/>
          <table:table-cell table:number-columns-repeated="1018"/>
        </table:table-row>
        <table:table-row table:style-name="ro1">
          <table:table-cell table:style-name="ce7" office:value-type="string" calcext:value-type="string">
            <text:p>ACTIVO CORRIENTE</text:p>
          </table:table-cell>
          <table:table-cell table:style-name="ce24" table:formula="of:=SUM([.B12:.B14])" office:value-type="float" office:value="98828.35" calcext:value-type="float">
            <text:p>98828,35</text:p>
          </table:table-cell>
          <table:table-cell table:style-name="ce24" table:formula="of:=SUM([.C12:.C14])" office:value-type="float" office:value="79653.94" calcext:value-type="float">
            <text:p>79653,94</text:p>
          </table:table-cell>
          <table:table-cell table:style-name="ce24" table:formula="of:=SUM([.D12:.D14])" office:value-type="float" office:value="37228.11" calcext:value-type="float">
            <text:p>37228,11</text:p>
          </table:table-cell>
          <table:table-cell table:style-name="ce24" table:formula="of:=SUM([.E12:.E14])" office:value-type="float" office:value="63892.68" calcext:value-type="float">
            <text:p>63892,68</text:p>
          </table:table-cell>
          <table:table-cell table:style-name="ce40" table:formula="of:=SUM([.F12:.F14])" office:value-type="float" office:value="132196.29" calcext:value-type="float">
            <text:p>132196,29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lientes por ventas y prestaciones de servicios.</text:p>
          </table:table-cell>
          <table:table-cell table:style-name="ce25" office:value-type="float" office:value="61917.76" calcext:value-type="float">
            <text:p>61.918 </text:p>
          </table:table-cell>
          <table:table-cell table:style-name="ce25" office:value-type="float" office:value="21208.96" calcext:value-type="float">
            <text:p>21.209 </text:p>
          </table:table-cell>
          <table:table-cell table:style-name="ce25" office:value-type="float" office:value="18301.7" calcext:value-type="float">
            <text:p>18.302 </text:p>
          </table:table-cell>
          <table:table-cell table:style-name="ce25" office:value-type="float" office:value="44343.27" calcext:value-type="float">
            <text:p>44.343 </text:p>
          </table:table-cell>
          <table:table-cell table:style-name="ce41" office:value-type="float" office:value="118814.31" calcext:value-type="float">
            <text:p>118.814 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Tesorería.</text:p>
          </table:table-cell>
          <table:table-cell table:style-name="ce25" office:value-type="float" office:value="36880.91" calcext:value-type="float">
            <text:p>36.881 </text:p>
          </table:table-cell>
          <table:table-cell table:style-name="ce25" office:value-type="float" office:value="57088.33" calcext:value-type="float">
            <text:p>57.088 </text:p>
          </table:table-cell>
          <table:table-cell table:style-name="ce25" office:value-type="float" office:value="18131.79" calcext:value-type="float">
            <text:p>18.132 </text:p>
          </table:table-cell>
          <table:table-cell table:style-name="ce25" office:value-type="float" office:value="18754.79" calcext:value-type="float">
            <text:p>18.755 </text:p>
          </table:table-cell>
          <table:table-cell table:style-name="ce41" office:value-type="float" office:value="13381.98" calcext:value-type="float">
            <text:p>13.382 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Otros deudores.</text:p>
          </table:table-cell>
          <table:table-cell table:style-name="ce25" office:value-type="float" office:value="29.68" calcext:value-type="float">
            <text:p>30 </text:p>
          </table:table-cell>
          <table:table-cell table:style-name="ce25" office:value-type="float" office:value="1356.65" calcext:value-type="float">
            <text:p>1.357 </text:p>
          </table:table-cell>
          <table:table-cell table:number-columns-repeated="2" table:style-name="ce25" office:value-type="float" office:value="794.62" calcext:value-type="float">
            <text:p>795 </text:p>
          </table:table-cell>
          <table:table-cell table:style-name="ce41"/>
          <table:table-cell table:number-columns-repeated="1018"/>
        </table:table-row>
        <table:table-row table:style-name="ro1">
          <table:table-cell table:style-name="ce8" office:value-type="string" calcext:value-type="string">
            <text:p>PASIVO</text:p>
          </table:table-cell>
          <table:table-cell table:style-name="ce26" table:formula="of:=SUM([.B16];[.B26];[.B29])" office:value-type="float" office:value="117056.98" calcext:value-type="float">
            <text:p>117056,98</text:p>
          </table:table-cell>
          <table:table-cell table:style-name="ce26" table:formula="of:=SUM([.C16];[.C26];[.C29])" office:value-type="float" office:value="99096.28" calcext:value-type="float">
            <text:p>99096,28</text:p>
          </table:table-cell>
          <table:table-cell table:style-name="ce26" table:formula="of:=SUM([.D16];[.D26];[.D29])" office:value-type="float" office:value="60920.74" calcext:value-type="float">
            <text:p>60920,74</text:p>
          </table:table-cell>
          <table:table-cell table:style-name="ce26" table:formula="of:=SUM([.E16];[.E26];[.E29])" office:value-type="float" office:value="106994.63" calcext:value-type="float">
            <text:p>106994,63</text:p>
          </table:table-cell>
          <table:table-cell table:style-name="ce26" table:formula="of:=SUM([.F16];[.F26];[.F29])" office:value-type="float" office:value="153519.32" calcext:value-type="float">
            <text:p>153519,32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PATRIMONIO NETO</text:p>
          </table:table-cell>
          <table:table-cell table:style-name="ce27" table:formula="of:=SUM([.B18:.B23])" office:value-type="float" office:value="44556.95" calcext:value-type="float">
            <text:p>44556,95</text:p>
          </table:table-cell>
          <table:table-cell table:style-name="ce27" table:formula="of:=SUM([.C18:.C23])" office:value-type="float" office:value="44514.84" calcext:value-type="float">
            <text:p>44514,84</text:p>
          </table:table-cell>
          <table:table-cell table:style-name="ce27" table:formula="of:=SUM([.D18:.D23])" office:value-type="float" office:value="34825.56" calcext:value-type="float">
            <text:p>34825,56</text:p>
          </table:table-cell>
          <table:table-cell table:style-name="ce27" table:formula="of:=SUM([.E18:.E23])" office:value-type="float" office:value="59538.38" calcext:value-type="float">
            <text:p>59538,38</text:p>
          </table:table-cell>
          <table:table-cell table:style-name="ce42" table:formula="of:=SUM([.F18:.F23])" office:value-type="float" office:value="71664.58" calcext:value-type="float">
            <text:p>71664,58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Fondos Propios</text:p>
          </table:table-cell>
          <table:table-cell table:style-name="ce28" table:number-columns-repeated="4"/>
          <table:table-cell table:style-name="ce43"/>
          <table:table-cell table:number-columns-repeated="1018"/>
        </table:table-row>
        <table:table-row table:style-name="ro1">
          <table:table-cell table:style-name="ce6" office:value-type="string" calcext:value-type="string">
            <text:p>Capital escriturado.</text:p>
          </table:table-cell>
          <table:table-cell table:number-columns-repeated="4" table:style-name="ce29" office:value-type="float" office:value="30000" calcext:value-type="float">
            <text:p>30.000 </text:p>
          </table:table-cell>
          <table:table-cell table:style-name="ce44" office:value-type="float" office:value="30000" calcext:value-type="float">
            <text:p>30.000 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esultados negativos de ejercicios anteriores.</text:p>
          </table:table-cell>
          <table:table-cell table:style-name="ce29" office:value-type="float" office:value="-12684.69" calcext:value-type="float">
            <text:p>-12.685 </text:p>
          </table:table-cell>
          <table:table-cell table:style-name="ce29" table:number-columns-repeated="3"/>
          <table:table-cell table:style-name="ce44"/>
          <table:table-cell table:number-columns-repeated="1018"/>
        </table:table-row>
        <table:table-row table:style-name="ro1">
          <table:table-cell table:style-name="ce6" office:value-type="string" calcext:value-type="string">
            <text:p>Remanente.</text:p>
          </table:table-cell>
          <table:table-cell table:style-name="ce29" table:number-columns-repeated="2"/>
          <table:table-cell table:style-name="ce29" office:value-type="float" office:value="-42" calcext:value-type="float">
            <text:p>-42 </text:p>
          </table:table-cell>
          <table:table-cell table:style-name="ce29" office:value-type="float" office:value="-9731.75" calcext:value-type="float">
            <text:p>-9.732 </text:p>
          </table:table-cell>
          <table:table-cell table:style-name="ce44" office:value-type="float" office:value="0" calcext:value-type="float">
            <text:p>0 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Resultado del ejercicio.</text:p>
          </table:table-cell>
          <table:table-cell table:style-name="ce25" office:value-type="float" office:value="23894.49" calcext:value-type="float">
            <text:p>23.894 </text:p>
          </table:table-cell>
          <table:table-cell table:style-name="ce25" office:value-type="float" office:value="-42.31" calcext:value-type="float">
            <text:p>-42 </text:p>
          </table:table-cell>
          <table:table-cell table:style-name="ce25" office:value-type="float" office:value="-9689.44" calcext:value-type="float">
            <text:p>-9.689 </text:p>
          </table:table-cell>
          <table:table-cell table:style-name="ce25" office:value-type="float" office:value="24713.13" calcext:value-type="float">
            <text:p>24.713 </text:p>
          </table:table-cell>
          <table:table-cell table:style-name="ce41" office:value-type="float" office:value="12126.05" calcext:value-type="float">
            <text:p>12.126 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6" office:value-type="string" calcext:value-type="string">
            <text:p>Legal y estatutarias.</text:p>
          </table:table-cell>
          <table:table-cell table:style-name="ce29" table:number-columns-repeated="4"/>
          <table:table-cell table:style-name="ce44" office:value-type="float" office:value="2833.02" calcext:value-type="float">
            <text:p>2.833 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Otras reservas.</text:p>
          </table:table-cell>
          <table:table-cell table:style-name="ce29" office:value-type="float" office:value="3347.15" calcext:value-type="float">
            <text:p>3.347 </text:p>
          </table:table-cell>
          <table:table-cell table:style-name="ce29" office:value-type="float" office:value="14557.15" calcext:value-type="float">
            <text:p>14.557 </text:p>
          </table:table-cell>
          <table:table-cell table:number-columns-repeated="2" table:style-name="ce29" office:value-type="float" office:value="14557" calcext:value-type="float">
            <text:p>14.557 </text:p>
          </table:table-cell>
          <table:table-cell table:style-name="ce44" office:value-type="float" office:value="26705.51" calcext:value-type="float">
            <text:p>26.706 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Ajustes por cambio de Valor</text:p>
          </table:table-cell>
          <table:table-cell table:style-name="ce30" table:number-columns-repeated="4"/>
          <table:table-cell table:style-name="ce45"/>
          <table:table-cell table:number-columns-repeated="1018"/>
        </table:table-row>
        <table:table-row table:style-name="ro1">
          <table:table-cell table:style-name="ce11" office:value-type="string" calcext:value-type="string">
            <text:p>Subvenciones, donaciones y legados recibidos</text:p>
          </table:table-cell>
          <table:table-cell table:style-name="ce30" table:number-columns-repeated="4"/>
          <table:table-cell table:style-name="ce45"/>
          <table:table-cell table:number-columns-repeated="1018"/>
        </table:table-row>
        <table:table-row table:style-name="ro1">
          <table:table-cell table:style-name="ce9" office:value-type="string" calcext:value-type="string">
            <text:p>PASIVO FIJO</text:p>
          </table:table-cell>
          <table:table-cell table:style-name="ce31" table:formula="of:=SUM([.B27:.B28])" office:value-type="float" office:value="38363.5" calcext:value-type="float">
            <text:p>38363,5</text:p>
          </table:table-cell>
          <table:table-cell table:style-name="ce31" table:formula="of:=SUM([.C27:.C28])" office:value-type="float" office:value="25454.3" calcext:value-type="float">
            <text:p>25454,3</text:p>
          </table:table-cell>
          <table:table-cell table:style-name="ce31" table:formula="of:=SUM([.D27:.D28])" office:value-type="float" office:value="10000" calcext:value-type="float">
            <text:p>10000</text:p>
          </table:table-cell>
          <table:table-cell table:style-name="ce31" table:formula="of:=SUM([.E27:.E28])" office:value-type="float" office:value="10000" calcext:value-type="float">
            <text:p>10000</text:p>
          </table:table-cell>
          <table:table-cell table:style-name="ce42" table:formula="of:=SUM([.F27:.F28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Otras deudas a largo plazo.</text:p>
          </table:table-cell>
          <table:table-cell table:style-name="ce29" office:value-type="float" office:value="22000" calcext:value-type="float">
            <text:p>22.000 </text:p>
          </table:table-cell>
          <table:table-cell table:style-name="ce29" office:value-type="float" office:value="20000" calcext:value-type="float">
            <text:p>20.000 </text:p>
          </table:table-cell>
          <table:table-cell table:style-name="ce29"/>
          <table:table-cell table:style-name="ce25"/>
          <table:table-cell table:style-name="ce41"/>
          <table:table-cell table:number-columns-repeated="1018"/>
        </table:table-row>
        <table:table-row table:style-name="ro1">
          <table:table-cell table:style-name="ce6" office:value-type="string" calcext:value-type="string">
            <text:p>Deudas con entidades de crédito.</text:p>
          </table:table-cell>
          <table:table-cell table:style-name="ce29" office:value-type="float" office:value="16363.5" calcext:value-type="float">
            <text:p>16.364 </text:p>
          </table:table-cell>
          <table:table-cell table:style-name="ce29" office:value-type="float" office:value="5454.3" calcext:value-type="float">
            <text:p>5.454 </text:p>
          </table:table-cell>
          <table:table-cell table:style-name="ce29" office:value-type="float" office:value="10000" calcext:value-type="float">
            <text:p>10.000 </text:p>
          </table:table-cell>
          <table:table-cell table:style-name="ce25" office:value-type="float" office:value="10000" calcext:value-type="float">
            <text:p>10.000 </text:p>
          </table:table-cell>
          <table:table-cell table:style-name="ce41" office:value-type="float" office:value="10000" calcext:value-type="float">
            <text:p>10.000 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PASIVO CORRIENTE</text:p>
          </table:table-cell>
          <table:table-cell table:style-name="ce31" table:formula="of:=SUM([.B30:.B36])" office:value-type="float" office:value="34136.53" calcext:value-type="float">
            <text:p>34136,53</text:p>
          </table:table-cell>
          <table:table-cell table:style-name="ce31" table:formula="of:=SUM([.C30:.C36])" office:value-type="float" office:value="29127.14" calcext:value-type="float">
            <text:p>29127,14</text:p>
          </table:table-cell>
          <table:table-cell table:style-name="ce31" table:formula="of:=SUM([.D30:.D36])" office:value-type="float" office:value="16095.18" calcext:value-type="float">
            <text:p>16095,18</text:p>
          </table:table-cell>
          <table:table-cell table:style-name="ce31" table:formula="of:=SUM([.E30:.E36])" office:value-type="float" office:value="37456.25" calcext:value-type="float">
            <text:p>37456,25</text:p>
          </table:table-cell>
          <table:table-cell table:style-name="ce42" table:formula="of:=SUM([.F30:.F36])" office:value-type="float" office:value="71854.74" calcext:value-type="float">
            <text:p>71854,74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eudas con entidades de crédito.</text:p>
          </table:table-cell>
          <table:table-cell table:number-columns-repeated="2" table:style-name="ce29" office:value-type="float" office:value="10909.2" calcext:value-type="float">
            <text:p>10.909 </text:p>
          </table:table-cell>
          <table:table-cell table:style-name="ce29" office:value-type="float" office:value="5454.3" calcext:value-type="float">
            <text:p>5.454 </text:p>
          </table:table-cell>
          <table:table-cell table:style-name="ce25" office:value-type="float" office:value="0" calcext:value-type="float">
            <text:p>0 </text:p>
          </table:table-cell>
          <table:table-cell table:style-name="ce41" office:value-type="float" office:value="2000.86" calcext:value-type="float">
            <text:p>2.001 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Otras deudas a corto plazo.</text:p>
          </table:table-cell>
          <table:table-cell table:style-name="ce29" table:number-columns-repeated="2"/>
          <table:table-cell table:style-name="ce29" office:value-type="float" office:value="661.66" calcext:value-type="float">
            <text:p>662 </text:p>
          </table:table-cell>
          <table:table-cell table:style-name="ce25" office:value-type="float" office:value="1191.97" calcext:value-type="float">
            <text:p>1.192 </text:p>
          </table:table-cell>
          <table:table-cell table:style-name="ce41"/>
          <table:table-cell table:number-columns-repeated="1018"/>
        </table:table-row>
        <table:table-row table:style-name="ro1">
          <table:table-cell table:style-name="ce6" office:value-type="string" calcext:value-type="string">
            <text:p>Otras deudas con las Administraciones Públicas.</text:p>
          </table:table-cell>
          <table:table-cell table:style-name="ce25" table:number-columns-repeated="4"/>
          <table:table-cell table:style-name="ce41" office:value-type="float" office:value="2145.93" calcext:value-type="float">
            <text:p>2.146 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Pasivos por impuesto corriente.</text:p>
          </table:table-cell>
          <table:table-cell table:style-name="ce25" table:number-columns-repeated="4"/>
          <table:table-cell table:style-name="ce41" office:value-type="float" office:value="28856.34" calcext:value-type="float">
            <text:p>28.856 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Proveedores a corto plazo.</text:p>
          </table:table-cell>
          <table:table-cell table:style-name="ce29"/>
          <table:table-cell table:style-name="ce29" office:value-type="float" office:value="1846" calcext:value-type="float">
            <text:p>1.846 </text:p>
          </table:table-cell>
          <table:table-cell table:style-name="ce29" office:value-type="float" office:value="129" calcext:value-type="float">
            <text:p>129 </text:p>
          </table:table-cell>
          <table:table-cell table:style-name="ce25"/>
          <table:table-cell table:style-name="ce41" office:value-type="float" office:value="1885" calcext:value-type="float">
            <text:p>1.885 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creedores varios.</text:p>
          </table:table-cell>
          <table:table-cell table:style-name="ce29" office:value-type="float" office:value="23227.33" calcext:value-type="float">
            <text:p>23.227 </text:p>
          </table:table-cell>
          <table:table-cell table:style-name="ce29" office:value-type="float" office:value="16371.94" calcext:value-type="float">
            <text:p>16.372 </text:p>
          </table:table-cell>
          <table:table-cell table:style-name="ce29" office:value-type="float" office:value="9850.22" calcext:value-type="float">
            <text:p>9.850 </text:p>
          </table:table-cell>
          <table:table-cell table:style-name="ce25" office:value-type="float" office:value="36264.28" calcext:value-type="float">
            <text:p>36.264 </text:p>
          </table:table-cell>
          <table:table-cell table:style-name="ce41" office:value-type="float" office:value="26040.7" calcext:value-type="float">
            <text:p>26.041 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Personal (remuneraciones pendientes de pago).</text:p>
          </table:table-cell>
          <table:table-cell table:style-name="ce32" table:number-columns-repeated="3"/>
          <table:table-cell table:style-name="ce37"/>
          <table:table-cell table:style-name="ce46" office:value-type="float" office:value="10925.91" calcext:value-type="float">
            <text:p>10.926 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office:value-type="string" calcext:value-type="string">
            <text:p>Deudas a corto plazo.</text:p>
          </table:table-cell>
          <table:table-cell table:style-name="Default" table:formula="of:=SUM([.B30:.B32])" office:value-type="float" office:value="10909.2" calcext:value-type="float">
            <text:p>10909,2</text:p>
          </table:table-cell>
          <table:table-cell table:style-name="Default" table:formula="of:=SUM([.C30:.C32])" office:value-type="float" office:value="10909.2" calcext:value-type="float">
            <text:p>10909,2</text:p>
          </table:table-cell>
          <table:table-cell table:style-name="Default" table:formula="of:=SUM([.D30:.D32])" office:value-type="float" office:value="6115.96" calcext:value-type="float">
            <text:p>6115,96</text:p>
          </table:table-cell>
          <table:table-cell table:style-name="Default" table:formula="of:=SUM([.E30:.E32])" office:value-type="float" office:value="1191.97" calcext:value-type="float">
            <text:p>1191,97</text:p>
          </table:table-cell>
          <table:table-cell table:style-name="Default" table:formula="of:=SUM([.F30:.F32])" office:value-type="float" office:value="4146.79" calcext:value-type="float">
            <text:p>4146,79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LIQUIDEZ</text:p>
          </table:table-cell>
          <table:table-cell table:style-name="ce14" table:formula="of:=[.B11]/[.B38]" office:value-type="float" office:value="9.05917482491842" calcext:value-type="float">
            <text:p>9,0591748249</text:p>
          </table:table-cell>
          <table:table-cell table:style-name="ce14" table:formula="of:=[.C11]/[.C38]" office:value-type="float" office:value="7.30153815128515" calcext:value-type="float">
            <text:p>7,3015381513</text:p>
          </table:table-cell>
          <table:table-cell table:style-name="ce14" table:formula="of:=[.D11]/[.D38]" office:value-type="float" office:value="6.08704275371324" calcext:value-type="float">
            <text:p>6,0870427537</text:p>
          </table:table-cell>
          <table:table-cell table:style-name="ce14" table:formula="of:=[.E11]/[.E38]" office:value-type="float" office:value="53.6025906692283" calcext:value-type="float">
            <text:p>53,6025906692</text:p>
          </table:table-cell>
          <table:table-cell table:style-name="ce14" table:formula="of:=[.F11]/[.F38]" office:value-type="float" office:value="31.8791860692246" calcext:value-type="float">
            <text:p>31,8791860692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RENTABILIDAD DEL CAPITAL</text:p>
          </table:table-cell>
          <table:table-cell table:style-name="ce14" table:formula="of:=[.B11]/[.B16]" office:value-type="float" office:value="2.21802322645513" calcext:value-type="float">
            <text:p>2,2180232265</text:p>
          </table:table-cell>
          <table:table-cell table:style-name="ce14" table:formula="of:=[.C11]/[.C16]" office:value-type="float" office:value="1.78937945188616" calcext:value-type="float">
            <text:p>1,7893794519</text:p>
          </table:table-cell>
          <table:table-cell table:style-name="ce14" table:formula="of:=[.D11]/[.D16]" office:value-type="float" office:value="1.06898812251691" calcext:value-type="float">
            <text:p>1,0689881225</text:p>
          </table:table-cell>
          <table:table-cell table:style-name="ce14" table:formula="of:=[.E11]/[.E16]" office:value-type="float" office:value="1.07313433788424" calcext:value-type="float">
            <text:p>1,0731343379</text:p>
          </table:table-cell>
          <table:table-cell table:style-name="ce14" table:formula="of:=[.F11]/[.F16]" office:value-type="float" office:value="1.84465310478342" calcext:value-type="float">
            <text:p>1,8446531048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RENTABILIDAD DE ACTIVOS</text:p>
          </table:table-cell>
          <table:table-cell table:style-name="ce14" table:formula="of:=[.B11]/[.B3]" office:value-type="float" office:value="0.844274140210793" calcext:value-type="float">
            <text:p>0,8442741402</text:p>
          </table:table-cell>
          <table:table-cell table:style-name="ce14" table:formula="of:=[.C11]/[.C3]" office:value-type="float" office:value="0.803803533291058" calcext:value-type="float">
            <text:p>0,8038035333</text:p>
          </table:table-cell>
          <table:table-cell table:style-name="ce14" table:formula="of:=[.D11]/[.D3]" office:value-type="float" office:value="0.611099128166944" calcext:value-type="float">
            <text:p>0,6110991282</text:p>
          </table:table-cell>
          <table:table-cell table:style-name="ce14" table:formula="of:=[.E11]/[.E3]" office:value-type="float" office:value="0.597157540916988" calcext:value-type="float">
            <text:p>0,5971575409</text:p>
          </table:table-cell>
          <table:table-cell table:style-name="ce14" table:formula="of:=[.F11]/[.F3]" office:value-type="float" office:value="0.8611052341816" calcext:value-type="float">
            <text:p>0,8611052342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5" office:value-type="string" calcext:value-type="string">
            <text:p>RATIOS DE EMPRESA</text:p>
          </table:table-cell>
          <table:table-cell table:style-name="ce33" office:value-type="float" office:value="2009" calcext:value-type="float">
            <text:p>2009</text:p>
          </table:table-cell>
          <table:table-cell table:style-name="ce33" office:value-type="float" office:value="2010" calcext:value-type="float">
            <text:p>2010</text:p>
          </table:table-cell>
          <table:table-cell table:style-name="ce33" office:value-type="float" office:value="2011" calcext:value-type="float">
            <text:p>2011</text:p>
          </table:table-cell>
          <table:table-cell table:style-name="ce33" office:value-type="float" office:value="2012" calcext:value-type="float">
            <text:p>2012</text:p>
          </table:table-cell>
          <table:table-cell table:style-name="ce33" office:value-type="float" office:value="2013" calcext:value-type="float">
            <text:p>2013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Beneficio por acción (€)</text:p>
          </table:table-cell>
          <table:table-cell table:style-name="ce34" table:formula="of:=[.B11]/1000" office:value-type="float" office:value="98.82835" calcext:value-type="float">
            <text:p>98,82835</text:p>
          </table:table-cell>
          <table:table-cell table:style-name="ce34" table:formula="of:=[.C11]/1000" office:value-type="float" office:value="79.65394" calcext:value-type="float">
            <text:p>79,65394</text:p>
          </table:table-cell>
          <table:table-cell table:style-name="ce34" table:formula="of:=[.D11]/1000" office:value-type="float" office:value="37.22811" calcext:value-type="float">
            <text:p>37,22811</text:p>
          </table:table-cell>
          <table:table-cell table:style-name="ce34" table:formula="of:=[.E11]/1000" office:value-type="float" office:value="63.89268" calcext:value-type="float">
            <text:p>63,89268</text:p>
          </table:table-cell>
          <table:table-cell table:style-name="ce34" table:formula="of:=[.F11]/1000" office:value-type="float" office:value="132.19629" calcext:value-type="float">
            <text:p>132,19629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Cash-Flow por acción (%)</text:p>
          </table:table-cell>
          <table:table-cell table:style-name="ce34" table:formula="of:=(([.B11])/30)*100" office:value-type="float" office:value="329427.833333333" calcext:value-type="float">
            <text:p>329427,833333333</text:p>
          </table:table-cell>
          <table:table-cell table:style-name="ce34" table:formula="of:=(([.C11])/30)*100" office:value-type="float" office:value="265513.133333333" calcext:value-type="float">
            <text:p>265513,133333333</text:p>
          </table:table-cell>
          <table:table-cell table:style-name="ce34" table:formula="of:=(([.D11])/30)*100" office:value-type="float" office:value="124093.7" calcext:value-type="float">
            <text:p>124093,7</text:p>
          </table:table-cell>
          <table:table-cell table:style-name="ce34" table:formula="of:=(([.E11])/30)*100" office:value-type="float" office:value="212975.6" calcext:value-type="float">
            <text:p>212975,6</text:p>
          </table:table-cell>
          <table:table-cell table:style-name="ce34" table:formula="of:=(([.F11])/30)*100" office:value-type="float" office:value="440654.3" calcext:value-type="float">
            <text:p>440654,3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Rentabilidad de las ventas</text:p>
          </table:table-cell>
          <table:table-cell table:style-name="ce34" table:formula="of:=[.B11]/[.B12]" office:value-type="float" office:value="1.59612282485671" calcext:value-type="float">
            <text:p>1,5961228249</text:p>
          </table:table-cell>
          <table:table-cell table:style-name="ce34" table:formula="of:=[.C11]/[.C12]" office:value-type="float" office:value="3.75567401701922" calcext:value-type="float">
            <text:p>3,755674017</text:p>
          </table:table-cell>
          <table:table-cell table:style-name="ce34" table:formula="of:=[.D11]/[.D12]" office:value-type="float" office:value="2.03413398755307" calcext:value-type="float">
            <text:p>2,0341339876</text:p>
          </table:table-cell>
          <table:table-cell table:style-name="ce34" table:formula="of:=[.E11]/[.E12]" office:value-type="float" office:value="1.44086532184027" calcext:value-type="float">
            <text:p>1,4408653218</text:p>
          </table:table-cell>
          <table:table-cell table:style-name="ce34" table:formula="of:=[.F11]/[.F12]" office:value-type="float" office:value="1.11262936257426" calcext:value-type="float">
            <text:p>1,1126293626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Beneficio neto sobre ventas</text:p>
          </table:table-cell>
          <table:table-cell table:style-name="ce34" table:formula="of:=[.B11]/[.B12]" office:value-type="float" office:value="1.59612282485671" calcext:value-type="float">
            <text:p>1,5961228249</text:p>
          </table:table-cell>
          <table:table-cell table:style-name="ce34" table:formula="of:=[.C11]/[.C12]" office:value-type="float" office:value="3.75567401701922" calcext:value-type="float">
            <text:p>3,755674017</text:p>
          </table:table-cell>
          <table:table-cell table:style-name="ce34" table:formula="of:=[.D11]/[.D12]" office:value-type="float" office:value="2.03413398755307" calcext:value-type="float">
            <text:p>2,0341339876</text:p>
          </table:table-cell>
          <table:table-cell table:style-name="ce34" table:formula="of:=[.E11]/[.E12]" office:value-type="float" office:value="1.44086532184027" calcext:value-type="float">
            <text:p>1,4408653218</text:p>
          </table:table-cell>
          <table:table-cell table:style-name="ce34" table:formula="of:=[.F11]/[.F12]" office:value-type="float" office:value="1.11262936257426" calcext:value-type="float">
            <text:p>1,1126293626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Rentabilidad económica</text:p>
          </table:table-cell>
          <table:table-cell table:style-name="ce35" table:formula="of:=[.B11]/[.B3]" office:value-type="float" office:value="0.844274140210793" calcext:value-type="float">
            <text:p>1 </text:p>
          </table:table-cell>
          <table:table-cell table:style-name="ce35" table:formula="of:=[.C11]/[.C3]" office:value-type="float" office:value="0.803803533291058" calcext:value-type="float">
            <text:p>1 </text:p>
          </table:table-cell>
          <table:table-cell table:style-name="ce35" table:formula="of:=[.D11]/[.D3]" office:value-type="float" office:value="0.611099128166944" calcext:value-type="float">
            <text:p>1 </text:p>
          </table:table-cell>
          <table:table-cell table:style-name="ce35" table:formula="of:=[.E11]/[.E3]" office:value-type="float" office:value="0.597157540916988" calcext:value-type="float">
            <text:p>1 </text:p>
          </table:table-cell>
          <table:table-cell table:style-name="ce35" table:formula="of:=[.F11]/[.F3]" office:value-type="float" office:value="0.8611052341816" calcext:value-type="float">
            <text:p>1 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Rentabilidad empresa</text:p>
          </table:table-cell>
          <table:table-cell table:style-name="ce35" table:formula="of:=[.B11]/[.B3]" office:value-type="float" office:value="0.844274140210793" calcext:value-type="float">
            <text:p>1 </text:p>
          </table:table-cell>
          <table:table-cell table:style-name="ce35" table:formula="of:=[.C11]/[.C3]" office:value-type="float" office:value="0.803803533291058" calcext:value-type="float">
            <text:p>1 </text:p>
          </table:table-cell>
          <table:table-cell table:style-name="ce35" table:formula="of:=[.D11]/[.D3]" office:value-type="float" office:value="0.611099128166944" calcext:value-type="float">
            <text:p>1 </text:p>
          </table:table-cell>
          <table:table-cell table:style-name="ce35" table:formula="of:=[.E11]/[.E3]" office:value-type="float" office:value="0.597157540916988" calcext:value-type="float">
            <text:p>1 </text:p>
          </table:table-cell>
          <table:table-cell table:style-name="ce35" table:formula="of:=[.F11]/[.F3]" office:value-type="float" office:value="0.8611052341816" calcext:value-type="float">
            <text:p>1 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Margen operativo</text:p>
          </table:table-cell>
          <table:table-cell table:style-name="ce35" table:formula="of:=[.B11]/[.B12]" office:value-type="float" office:value="1.59612282485671" calcext:value-type="float">
            <text:p>2 </text:p>
          </table:table-cell>
          <table:table-cell table:style-name="ce35" table:formula="of:=[.C11]/[.C12]" office:value-type="float" office:value="3.75567401701922" calcext:value-type="float">
            <text:p>4 </text:p>
          </table:table-cell>
          <table:table-cell table:style-name="ce35" table:formula="of:=[.D11]/[.D12]" office:value-type="float" office:value="2.03413398755307" calcext:value-type="float">
            <text:p>2 </text:p>
          </table:table-cell>
          <table:table-cell table:style-name="ce35" table:formula="of:=[.E11]/[.E12]" office:value-type="float" office:value="1.44086532184027" calcext:value-type="float">
            <text:p>1 </text:p>
          </table:table-cell>
          <table:table-cell table:style-name="ce35" table:formula="of:=[.F11]/[.F12]" office:value-type="float" office:value="1.11262936257426" calcext:value-type="float">
            <text:p>1 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Endeudamiento a corto plazo (%)</text:p>
          </table:table-cell>
          <table:table-cell table:style-name="ce35" table:formula="of:=(([.B29])/[.B16])*100" office:value-type="float" office:value="76.6132556200548" calcext:value-type="float">
            <text:p>77 </text:p>
          </table:table-cell>
          <table:table-cell table:style-name="ce35" table:formula="of:=(([.C29])/[.C16])*100" office:value-type="float" office:value="65.4324265795407" calcext:value-type="float">
            <text:p>65 </text:p>
          </table:table-cell>
          <table:table-cell table:style-name="ce35" table:formula="of:=(([.D29])/[.D16])*100" office:value-type="float" office:value="46.2165719661077" calcext:value-type="float">
            <text:p>46 </text:p>
          </table:table-cell>
          <table:table-cell table:style-name="ce35" table:formula="of:=(([.E29])/[.E16])*100" office:value-type="float" office:value="62.9111003692072" calcext:value-type="float">
            <text:p>63 </text:p>
          </table:table-cell>
          <table:table-cell table:style-name="ce35" table:formula="of:=(([.F29])/[.F16])*100" office:value-type="float" office:value="100.265347260809" calcext:value-type="float">
            <text:p>100 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Endeudamiento a largo plazo (%)</text:p>
          </table:table-cell>
          <table:table-cell table:style-name="ce35" table:formula="of:=(([.B26])/[.B16])*100" office:value-type="float" office:value="86.0999238053772" calcext:value-type="float">
            <text:p>86 </text:p>
          </table:table-cell>
          <table:table-cell table:style-name="ce35" table:formula="of:=(([.C26])/[.C16])*100" office:value-type="float" office:value="57.1816050557522" calcext:value-type="float">
            <text:p>57 </text:p>
          </table:table-cell>
          <table:table-cell table:style-name="ce35" table:formula="of:=(([.D26])/[.D16])*100" office:value-type="float" office:value="28.714541847999" calcext:value-type="float">
            <text:p>29 </text:p>
          </table:table-cell>
          <table:table-cell table:style-name="ce35" table:formula="of:=(([.E26])/[.E16])*100" office:value-type="float" office:value="16.7958886351963" calcext:value-type="float">
            <text:p>17 </text:p>
          </table:table-cell>
          <table:table-cell table:style-name="ce35" table:formula="of:=(([.F26])/[.F16])*100" office:value-type="float" office:value="13.953894657584" calcext:value-type="float">
            <text:p>14 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Endeudamiento (%)</text:p>
          </table:table-cell>
          <table:table-cell table:style-name="ce35" table:formula="of:=(([.B30]+[.B31]+[.B32]+[.B34]+[.B35]+[.B27]+[.B28])/[.B15])*100" office:value-type="float" office:value="61.9356744040381" calcext:value-type="float">
            <text:p>62 </text:p>
          </table:table-cell>
          <table:table-cell table:style-name="ce35" table:formula="of:=(([.C30]+[.C31]+[.C32]+[.C34]+[.C35]+[.C27]+[.C28])/[.C15])*100" office:value-type="float" office:value="55.079201762165" calcext:value-type="float">
            <text:p>55 </text:p>
          </table:table-cell>
          <table:table-cell table:style-name="ce35" table:formula="of:=(([.D30]+[.D31]+[.D32]+[.D34]+[.D35]+[.D27]+[.D28])/[.D15])*100" office:value-type="float" office:value="42.8346405509848" calcext:value-type="float">
            <text:p>43 </text:p>
          </table:table-cell>
          <table:table-cell table:style-name="ce35" table:formula="of:=(([.E30]+[.E31]+[.E32]+[.E34]+[.E35]+[.E27]+[.E28])/[.E15])*100" office:value-type="float" office:value="44.353861497535" calcext:value-type="float">
            <text:p>44 </text:p>
          </table:table-cell>
          <table:table-cell table:style-name="ce35" table:formula="of:=(([.F30]+[.F31]+[.F32]+[.F34]+[.F35]+[.F27]+[.F28])/[.F15])*100" office:value-type="float" office:value="27.4053389501725" calcext:value-type="float">
            <text:p>27 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Rendimiento del capital desembolsado</text:p>
          </table:table-cell>
          <table:table-cell table:style-name="ce35" table:formula="of:=[.B11]/[.B16]" office:value-type="float" office:value="2.21802322645513" calcext:value-type="float">
            <text:p>2 </text:p>
          </table:table-cell>
          <table:table-cell table:style-name="ce35" table:formula="of:=[.C11]/[.C16]" office:value-type="float" office:value="1.78937945188616" calcext:value-type="float">
            <text:p>2 </text:p>
          </table:table-cell>
          <table:table-cell table:style-name="ce35" table:formula="of:=[.D11]/[.D16]" office:value-type="float" office:value="1.06898812251691" calcext:value-type="float">
            <text:p>1 </text:p>
          </table:table-cell>
          <table:table-cell table:style-name="ce35" table:formula="of:=[.E11]/[.E16]" office:value-type="float" office:value="1.07313433788424" calcext:value-type="float">
            <text:p>1 </text:p>
          </table:table-cell>
          <table:table-cell table:style-name="ce35" table:formula="of:=[.F11]/[.F16]" office:value-type="float" office:value="1.84465310478342" calcext:value-type="float">
            <text:p>2 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Rendimiento sobre los activos</text:p>
          </table:table-cell>
          <table:table-cell table:style-name="ce35" table:formula="of:=[.B16]/[.B3]" office:value-type="float" office:value="0.380642605605226" calcext:value-type="float">
            <text:p>0 </text:p>
          </table:table-cell>
          <table:table-cell table:style-name="ce35" table:formula="of:=[.C16]/[.C3]" office:value-type="float" office:value="0.44920798237835" calcext:value-type="float">
            <text:p>0 </text:p>
          </table:table-cell>
          <table:table-cell table:style-name="ce35" table:formula="of:=[.D16]/[.D3]" office:value-type="float" office:value="0.571661289115284" calcext:value-type="float">
            <text:p>1 </text:p>
          </table:table-cell>
          <table:table-cell table:style-name="ce35" table:formula="of:=[.E16]/[.E3]" office:value-type="float" office:value="0.556461124983037" calcext:value-type="float">
            <text:p>1 </text:p>
          </table:table-cell>
          <table:table-cell table:style-name="ce35" table:formula="of:=[.F16]/[.F3]" office:value-type="float" office:value="0.466811473630811" calcext:value-type="float">
            <text:p>0 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Razón gastos financieros sobre ventas (%)</text:p>
          </table:table-cell>
          <table:table-cell table:style-name="ce35" table:formula="of:=([.B35]+[.B30]+[.B32]+[.B31]/[.B12])*100" office:value-type="float" office:value="3413653" calcext:value-type="float">
            <text:p>3.413.653 </text:p>
          </table:table-cell>
          <table:table-cell table:style-name="ce35" table:formula="of:=([.C35]+[.C30]+[.C32]+[.C31]/[.C12])*100" office:value-type="float" office:value="2728114" calcext:value-type="float">
            <text:p>2.728.114 </text:p>
          </table:table-cell>
          <table:table-cell table:style-name="ce35" table:formula="of:=([.D35]+[.D30]+[.D32]+[.D31]/[.D12])*100" office:value-type="float" office:value="1530455.61529257" calcext:value-type="float">
            <text:p>1.530.456 </text:p>
          </table:table-cell>
          <table:table-cell table:style-name="ce35" table:formula="of:=([.E35]+[.E30]+[.E32]+[.E31]/[.E12])*100" office:value-type="float" office:value="3626430.68805165" calcext:value-type="float">
            <text:p>3.626.431 </text:p>
          </table:table-cell>
          <table:table-cell table:style-name="ce35" table:formula="of:=([.F35]+[.F30]+[.F32]+[.F31]/[.F12])*100" office:value-type="float" office:value="3018749" calcext:value-type="float">
            <text:p>3.018.749 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Rotación de activos (veces)</text:p>
          </table:table-cell>
          <table:table-cell table:style-name="ce35" table:formula="of:=[.B12]/[.B3]" office:value-type="float" office:value="0.528953115050269" calcext:value-type="float">
            <text:p>1 </text:p>
          </table:table-cell>
          <table:table-cell table:style-name="ce35" table:formula="of:=[.C12]/[.C3]" office:value-type="float" office:value="0.214023775665444" calcext:value-type="float">
            <text:p>0 </text:p>
          </table:table-cell>
          <table:table-cell table:style-name="ce35" table:formula="of:=[.D12]/[.D3]" office:value-type="float" office:value="0.300422259254444" calcext:value-type="float">
            <text:p>0 </text:p>
          </table:table-cell>
          <table:table-cell table:style-name="ce35" table:formula="of:=[.E12]/[.E3]" office:value-type="float" office:value="0.414443690097489" calcext:value-type="float">
            <text:p>0 </text:p>
          </table:table-cell>
          <table:table-cell table:style-name="ce35" table:formula="of:=[.F12]/[.F3]" office:value-type="float" office:value="0.773937182629522" calcext:value-type="float">
            <text:p>1 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Deuda con coste sobre pasivo total (%)</text:p>
          </table:table-cell>
          <table:table-cell table:style-name="ce36" table:formula="of:=([.B6]+[.B7]/[.B15])*100" office:value-type="float" office:value="813080.62666199" calcext:value-type="float">
            <text:p>813080,62666199</text:p>
          </table:table-cell>
          <table:table-cell table:style-name="ce36" table:formula="of:=([.C6]+[.C7]/[.C15])*100" office:value-type="float" office:value="1253770.69188591" calcext:value-type="float">
            <text:p>1253770,69188591</text:p>
          </table:table-cell>
          <table:table-cell table:style-name="ce36" table:formula="of:=([.D6]+[.D7]/[.D15])*100" office:value-type="float" office:value="1555708.1088969" calcext:value-type="float">
            <text:p>1555708,1088969</text:p>
          </table:table-cell>
          <table:table-cell table:style-name="ce36" table:formula="of:=([.E6]+[.E7]/[.E15])*100" office:value-type="float" office:value="2792402.03561618" calcext:value-type="float">
            <text:p>2792402,03561618</text:p>
          </table:table-cell>
          <table:table-cell table:style-name="ce36" table:formula="of:=([.F6]+[.F7]/[.F15])*100" office:value-type="float" office:value="6321396.06431998" calcext:value-type="float">
            <text:p>6321396,06431998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Cash-Flow sobre deuda (%)</text:p>
          </table:table-cell>
          <table:table-cell table:style-name="ce36" table:formula="of:=[.B11]/([.B27]+[.B28]+[.B30]+[.B31]+[.B32]+[.B34]+[.B35]+[.B36]+[.B33])" office:value-type="float" office:value="1.36314909111072" calcext:value-type="float">
            <text:p>1,3631490911</text:p>
          </table:table-cell>
          <table:table-cell table:style-name="ce36" table:formula="of:=[.C11]/([.C27]+[.C28]+[.C30]+[.C31]+[.C32]+[.C34]+[.C35]+[.C36]+[.C33])" office:value-type="float" office:value="1.45935944526198" calcext:value-type="float">
            <text:p>1,4593594453</text:p>
          </table:table-cell>
          <table:table-cell table:style-name="ce36" table:formula="of:=[.D11]/([.D27]+[.D28]+[.D30]+[.D31]+[.D32]+[.D34]+[.D35]+[.D36]+[.D33])" office:value-type="float" office:value="1.42662782935393" calcext:value-type="float">
            <text:p>1,4266278294</text:p>
          </table:table-cell>
          <table:table-cell table:style-name="ce36" table:formula="of:=[.E11]/([.E27]+[.E28]+[.E30]+[.E31]+[.E32]+[.E34]+[.E35]+[.E36]+[.E33])" office:value-type="float" office:value="1.34634911102331" calcext:value-type="float">
            <text:p>1,346349111</text:p>
          </table:table-cell>
          <table:table-cell table:style-name="ce36" table:formula="of:=[.F11]/([.F27]+[.F28]+[.F30]+[.F31]+[.F32]+[.F34]+[.F35]+[.F36]+[.F33])" office:value-type="float" office:value="1.61501081061402" calcext:value-type="float">
            <text:p>1,6150108106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Tasa de amortización (%)</text:p>
          </table:table-cell>
          <table:table-cell table:style-name="ce36" table:formula="of:=([.B9]+[.B5])/[.B4]" office:value-type="float" office:value="0" calcext:value-type="float">
            <text:p>0</text:p>
          </table:table-cell>
          <table:table-cell table:style-name="ce36" table:formula="of:=([.C9]+[.C5])/[.C4]" office:value-type="float" office:value="0.014056435593658" calcext:value-type="float">
            <text:p>0,0140564356</text:p>
          </table:table-cell>
          <table:table-cell table:style-name="ce36" table:formula="of:=([.D9]+[.D5])/[.D4]" office:value-type="float" office:value="0.134848709321913" calcext:value-type="float">
            <text:p>0,1348487093</text:p>
          </table:table-cell>
          <table:table-cell table:style-name="ce36" table:formula="of:=([.E9]+[.E5])/[.E4]" office:value-type="float" office:value="0" calcext:value-type="float">
            <text:p>0</text:p>
          </table:table-cell>
          <table:table-cell table:style-name="ce36" table:formula="of:=([.F9]+[.F5])/[.F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Gastos financieros sobre BAIT (%)</text:p>
          </table:table-cell>
          <table:table-cell table:style-name="ce36" table:formula="of:=([.B30]+[.B31]+[.B32]+[.B35])/[.B11]" office:value-type="float" office:value="0.345412323488149" calcext:value-type="float">
            <text:p>0,3454123235</text:p>
          </table:table-cell>
          <table:table-cell table:style-name="ce36" table:formula="of:=([.C30]+[.C31]+[.C32]+[.C35])/[.C11]" office:value-type="float" office:value="0.342495801212093" calcext:value-type="float">
            <text:p>0,3424958012</text:p>
          </table:table-cell>
          <table:table-cell table:style-name="ce36" table:formula="of:=([.D30]+[.D31]+[.D32]+[.D35])/[.D11]" office:value-type="float" office:value="0.428874310299395" calcext:value-type="float">
            <text:p>0,4288743103</text:p>
          </table:table-cell>
          <table:table-cell table:style-name="ce36" table:formula="of:=([.E30]+[.E31]+[.E32]+[.E35])/[.E11]" office:value-type="float" office:value="0.586236952339454" calcext:value-type="float">
            <text:p>0,5862369523</text:p>
          </table:table-cell>
          <table:table-cell table:style-name="ce36" table:formula="of:=([.F30]+[.F31]+[.F32]+[.F35])/[.F11]" office:value-type="float" office:value="0.228353533975878" calcext:value-type="float">
            <text:p>0,228353534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lo de activo" table:style-name="ta2">
        <table:table-column table:style-name="co4" table:default-cell-style-name="ce47"/>
        <table:table-column table:style-name="co5" table:default-cell-style-name="ce47"/>
        <table:table-column table:style-name="co6" table:default-cell-style-name="ce47"/>
        <table:table-column table:style-name="co3" table:number-columns-repeated="1021" table:default-cell-style-name="ce47"/>
        <table:table-row table:style-name="ro2">
          <table:table-cell office:value-type="string" calcext:value-type="string">
            <text:p>ACTIVO</text:p>
          </table:table-cell>
          <table:table-cell table:style-name="Default" table:number-columns-repeated="12"/>
          <table:table-cell table:number-columns-repeated="1011"/>
        </table:table-row>
        <table:table-row table:style-name="ro2">
          <table:table-cell office:value-type="string" calcext:value-type="string">
            <text:p>A) ACTIVO NO CORRIENTE</text:p>
          </table:table-cell>
          <table:table-cell table:style-name="Default" table:number-columns-repeated="12"/>
          <table:table-cell table:number-columns-repeated="1011"/>
        </table:table-row>
        <table:table-row table:style-name="ro2">
          <table:table-cell table:style-name="Default"/>
          <table:table-cell office:value-type="string" calcext:value-type="string">
            <text:p>I. Inmovilizado intangible.</text:p>
          </table:table-cell>
          <table:table-cell table:style-name="Default" table:number-columns-repeated="2"/>
          <table:table-cell table:style-name="ce29" table:number-columns-repeated="6"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6. Investigación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2. Concesiones.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3. Patentes, licencias, marcas y similares.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4. Fondo de comercio.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5. Aplicaciones informáticas.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7. Otro inmovilizado intangible.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/>
          <table:table-cell office:value-type="string" calcext:value-type="string">
            <text:p>II. Inmovilizado material.</text:p>
          </table:table-cell>
          <table:table-cell table:style-name="Default" table:number-columns-repeated="2"/>
          <table:table-cell table:style-name="ce29" table:number-columns-repeated="5"/>
          <table:table-cell table:style-name="Default" table:number-columns-repeated="4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1. Terrenos y construcciones.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2. Instalaciones técnicas, maquinaria, utillaje, mobiliario, y otro inmovilizado material.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3. Inmovilizado en curso y anticipos.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/>
          <table:table-cell office:value-type="string" calcext:value-type="string">
            <text:p>III. Inversiones inmobiliarias.</text:p>
          </table:table-cell>
          <table:table-cell table:style-name="Default" table:number-columns-repeated="11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1. Terrenos.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2. Construcciones.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/>
          <table:table-cell office:value-type="string" calcext:value-type="string">
            <text:p>IV. Inversiones en empresas del grupo y asociadas a largo plazo.</text:p>
          </table:table-cell>
          <table:table-cell table:style-name="Default" table:number-columns-repeated="11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1. Instrumentos de patrimonio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2. Créditos a empresas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5. Otros activos financieros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/>
          <table:table-cell office:value-type="string" calcext:value-type="string">
            <text:p>V. Inversiones financieras a largo plazo.</text:p>
          </table:table-cell>
          <table:table-cell table:style-name="Default" table:number-columns-repeated="11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1. Instrumentos de patrimonio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2. Créditos a terceros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5. Otros activos financieros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/>
          <table:table-cell office:value-type="string" calcext:value-type="string">
            <text:p>VI. Activos por impuesto diferido.</text:p>
          </table:table-cell>
          <table:table-cell table:style-name="Default" table:number-columns-repeated="11"/>
          <table:table-cell table:number-columns-repeated="1011"/>
        </table:table-row>
        <table:table-row table:style-name="ro2">
          <table:table-cell table:style-name="Default"/>
          <table:table-cell office:value-type="string" calcext:value-type="string">
            <text:p>VII. Deudores comerciales no corrientes</text:p>
          </table:table-cell>
          <table:table-cell table:style-name="Default" table:number-columns-repeated="11"/>
          <table:table-cell table:number-columns-repeated="1011"/>
        </table:table-row>
        <table:table-row table:style-name="ro2">
          <table:table-cell office:value-type="string" calcext:value-type="string">
            <text:p>B) ACTIVO CORRIENTE</text:p>
          </table:table-cell>
          <table:table-cell table:style-name="Default" table:number-columns-repeated="12"/>
          <table:table-cell table:number-columns-repeated="1011"/>
        </table:table-row>
        <table:table-row table:style-name="ro2">
          <table:table-cell table:style-name="Default"/>
          <table:table-cell office:value-type="string" calcext:value-type="string">
            <text:p>I. Activos no corrientes mantenidos para la venta.</text:p>
          </table:table-cell>
          <table:table-cell table:style-name="Default" table:number-columns-repeated="11"/>
          <table:table-cell table:number-columns-repeated="1011"/>
        </table:table-row>
        <table:table-row table:style-name="ro2">
          <table:table-cell table:style-name="Default"/>
          <table:table-cell office:value-type="string" calcext:value-type="string">
            <text:p>II. Existencias.</text:p>
          </table:table-cell>
          <table:table-cell table:style-name="Default" table:number-columns-repeated="11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1. Comerciales.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2. Materias primas y otros aprovisionamientos.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3. Productos en curso.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4. Productos terminados.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5. Subproductos, residuos y materiales recuperados.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6. Anticipos a proveedores.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/>
          <table:table-cell office:value-type="string" calcext:value-type="string">
            <text:p>III. Deudores comerciales y otras cuentas a cobrar.</text:p>
          </table:table-cell>
          <table:table-cell table:style-name="Default" table:number-columns-repeated="2"/>
          <table:table-cell table:style-name="ce29" table:number-columns-repeated="5"/>
          <table:table-cell table:style-name="Default" table:number-columns-repeated="4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1. Clientes por ventas y prestaciones de servicios.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2. Accionistas (socios) por desembolsos exigidos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3. Otros deudores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/>
          <table:table-cell office:value-type="string" calcext:value-type="string">
            <text:p>IV. Inversiones en empresas del grupo y asociadas a corto plazo.</text:p>
          </table:table-cell>
          <table:table-cell table:style-name="Default" table:number-columns-repeated="2"/>
          <table:table-cell table:style-name="ce29" table:number-columns-repeated="6"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1. Instrumentos de patrimonio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2. Créditos a empresas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5. Otros activos financieros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/>
          <table:table-cell office:value-type="string" calcext:value-type="string">
            <text:p>V. Inversiones financieras a corto plazo.</text:p>
          </table:table-cell>
          <table:table-cell table:style-name="Default"/>
          <table:table-cell table:style-name="ce29" table:number-columns-repeated="3"/>
          <table:table-cell table:style-name="Default"/>
          <table:table-cell table:style-name="ce29" table:number-columns-repeated="4"/>
          <table:table-cell table:style-name="ce29" office:value-type="float" office:value="0" calcext:value-type="float">
            <text:p>0 </text:p>
          </table:table-cell>
          <table:table-cell table:style-name="ce29" table:formula="of:=[.M45]+[.M46]+[.M47]" office:value-type="float" office:value="0" calcext:value-type="float">
            <text:p>0 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1. Instrumentos de patrimonio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style-name="Default" table:number-columns-repeated="2"/>
          <table:table-cell office:value-type="string" calcext:value-type="string">
            <text:p>2. Créditos a empresas</text:p>
          </table:table-cell>
          <table:table-cell/>
          <table:table-cell table:style-name="Default"/>
          <table:table-cell table:style-name="ce29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Default" table:number-columns-repeated="2"/>
          <table:table-cell office:value-type="string" calcext:value-type="string">
            <text:p>3. Valores representativos de deuda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style-name="Default" table:number-columns-repeated="2"/>
          <table:table-cell office:value-type="string" calcext:value-type="string">
            <text:p>4. Derivados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style-name="Default"/>
          <table:table-cell office:value-type="string" calcext:value-type="string">
            <text:p>VI. Periodificaciones a corto plazo</text:p>
          </table:table-cell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style-name="Default"/>
          <table:table-cell office:value-type="string" calcext:value-type="string">
            <text:p>VII. Efectivo y otros activos líquidos equivalentes.</text:p>
          </table:table-cell>
          <table:table-cell table:style-name="Default"/>
          <table:table-cell/>
          <table:table-cell table:style-name="ce29" table:number-columns-repeated="6"/>
          <table:table-cell table:number-columns-repeated="1014"/>
        </table:table-row>
        <table:table-row table:style-name="ro2">
          <table:table-cell table:style-name="Default"/>
          <table:table-cell/>
          <table:table-cell office:value-type="string" calcext:value-type="string">
            <text:p>1. Tesorería.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/>
          <table:table-cell/>
          <table:table-cell office:value-type="string" calcext:value-type="string">
            <text:p>2. Otros activos líquidos equivalentes.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TOTAL ACTIVO (A+B)</text:p>
          </table:table-cell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2" table:number-rows-repeated="2">
          <table:table-cell table:style-name="ce48"/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2">
          <table:table-cell table:number-columns-repeated="5"/>
          <table:table-cell table:style-name="ce29" table:number-columns-repeated="2"/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lo de pasivo" table:style-name="ta3">
        <office:forms form:automatic-focus="false" form:apply-design-mode="false"/>
        <table:table-column table:style-name="co7" table:default-cell-style-name="ce47"/>
        <table:table-column table:style-name="co8" table:default-cell-style-name="ce47"/>
        <table:table-column table:style-name="co9" table:default-cell-style-name="ce47"/>
        <table:table-column table:style-name="co10" table:default-cell-style-name="ce47"/>
        <table:table-column table:style-name="co11" table:default-cell-style-name="ce47"/>
        <table:table-column table:style-name="co3" table:number-columns-repeated="1019" table:default-cell-style-name="ce47"/>
        <table:table-row table:style-name="ro2">
          <table:table-cell table:style-name="Default" table:number-columns-repeated="10"/>
          <table:table-cell table:number-columns-repeated="1014"/>
        </table:table-row>
        <table:table-row table:style-name="ro2">
          <table:table-cell office:value-type="string" calcext:value-type="string">
            <text:p>A) PATRIMONIO NETO</text:p>
          </table:table-cell>
          <table:table-cell table:style-name="Default" table:number-columns-repeated="9"/>
          <table:table-cell table:number-columns-repeated="1014"/>
        </table:table-row>
        <table:table-row table:style-name="ro2">
          <table:table-cell table:style-name="Default"/>
          <table:table-cell office:value-type="string" calcext:value-type="string">
            <text:p>A-1) Fondos propios.</text:p>
          </table:table-cell>
          <table:table-cell table:style-name="Default" table:number-columns-repeated="3"/>
          <table:table-cell table:style-name="ce29" table:number-columns-repeated="5"/>
          <table:table-cell table:number-columns-repeated="1014"/>
        </table:table-row>
        <table:table-row table:style-name="ro2">
          <table:table-cell table:style-name="Default" table:number-columns-repeated="2"/>
          <table:table-cell office:value-type="string" calcext:value-type="string">
            <text:p>I. Capital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 table:number-columns-repeated="3"/>
          <table:table-cell office:value-type="string" calcext:value-type="string">
            <text:p>1. Capital escriturado.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3"/>
          <table:table-cell office:value-type="string" calcext:value-type="string">
            <text:p>2. (Capital no exigido).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2"/>
          <table:table-cell office:value-type="string" calcext:value-type="string">
            <text:p>II. Prima de emisión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 table:number-columns-repeated="2"/>
          <table:table-cell office:value-type="string" calcext:value-type="string">
            <text:p>III. Reservas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 table:number-columns-repeated="3"/>
          <table:table-cell office:value-type="string" calcext:value-type="string">
            <text:p>1. Legal y estatutarias.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3"/>
          <table:table-cell office:value-type="string" calcext:value-type="string">
            <text:p>2. Otras reservas.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2"/>
          <table:table-cell office:value-type="string" calcext:value-type="string">
            <text:p>IV. (Acciones y participaciones en patrimonio propias)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 table:number-columns-repeated="2"/>
          <table:table-cell office:value-type="string" calcext:value-type="string">
            <text:p>V. Resultados de ejercicios anteriores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 table:number-columns-repeated="3"/>
          <table:table-cell office:value-type="string" calcext:value-type="string">
            <text:p>1. Remanente.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3"/>
          <table:table-cell office:value-type="string" calcext:value-type="string">
            <text:p>2. (Resultados negativos de ejercicios anteriores).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2"/>
          <table:table-cell office:value-type="string" calcext:value-type="string">
            <text:p>VI. Otras aportaciones de socios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 table:number-columns-repeated="2"/>
          <table:table-cell office:value-type="string" calcext:value-type="string">
            <text:p>VII. Resultado del ejercicio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 table:number-columns-repeated="2"/>
          <table:table-cell office:value-type="string" calcext:value-type="string">
            <text:p>VIII. (Dividendo a cuenta)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 table:number-columns-repeated="2"/>
          <table:table-cell office:value-type="string" calcext:value-type="string">
            <text:p>IX. Otros instrumentos de patrimonio neto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/>
          <table:table-cell office:value-type="string" calcext:value-type="string">
            <text:p>A-2) Ajustes por cambios de valor.</text:p>
          </table:table-cell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Default" table:number-columns-repeated="2"/>
          <table:table-cell office:value-type="string" calcext:value-type="string">
            <text:p>I. Activos financieros disponibles para la venta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 table:number-columns-repeated="2"/>
          <table:table-cell office:value-type="string" calcext:value-type="string">
            <text:p>II. Operaciones de cobertura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 table:number-columns-repeated="2"/>
          <table:table-cell office:value-type="string" calcext:value-type="string">
            <text:p>III. Activos no corrientes y pasivos vinculados, mantenidos para la venta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 table:number-columns-repeated="2"/>
          <table:table-cell office:value-type="string" calcext:value-type="string">
            <text:p>IV. Otros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 table:number-columns-repeated="2"/>
          <table:table-cell office:value-type="string" calcext:value-type="string">
            <text:p>V. Diferencia de conversión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/>
          <table:table-cell office:value-type="string" calcext:value-type="string">
            <text:p>A-3) Subvenciones, donaciones y legados recibidos.</text:p>
          </table:table-cell>
          <table:table-cell table:style-name="Default" table:number-columns-repeated="3"/>
          <table:table-cell table:number-columns-repeated="1019"/>
        </table:table-row>
        <table:table-row table:style-name="ro2">
          <table:table-cell office:value-type="string" calcext:value-type="string">
            <text:p>B) PASIVO NO CORRIENTE</text:p>
          </table:table-cell>
          <table:table-cell/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Default"/>
          <table:table-cell/>
          <table:table-cell office:value-type="string" calcext:value-type="string">
            <text:p>I. Provisiones a largo plazo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/>
          <table:table-cell office:value-type="string" calcext:value-type="string">
            <text:p>1. Obligaciones por prestaciones a largo plazo al personal.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/>
          <table:table-cell office:value-type="string" calcext:value-type="string">
            <text:p>2. Actuaciones medioambientales.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/>
          <table:table-cell office:value-type="string" calcext:value-type="string">
            <text:p>3. Provisiones por reestructuración.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/>
          <table:table-cell office:value-type="string" calcext:value-type="string">
            <text:p>4. Otras provisiones.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/>
          <table:table-cell/>
          <table:table-cell office:value-type="string" calcext:value-type="string">
            <text:p>II Deudas a largo plazo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/>
          <table:table-cell office:value-type="string" calcext:value-type="string">
            <text:p>1. Obligaciones y otros valores negociables.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/>
          <table:table-cell table:style-name="ce48" office:value-type="string" calcext:value-type="string">
            <text:p>2. Deudas con entidades de crédito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/>
          <table:table-cell table:style-name="ce48" office:value-type="string" calcext:value-type="string">
            <text:p>3. Acreedores por arrendamiento financiero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/>
          <table:table-cell table:style-name="ce48" office:value-type="string" calcext:value-type="string">
            <text:p>4. Otras deudas a largo plazo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/>
          <table:table-cell/>
          <table:table-cell office:value-type="string" calcext:value-type="string">
            <text:p>III. Deudas con empresas del grupo y asociadas a largo plazo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/>
          <table:table-cell/>
          <table:table-cell office:value-type="string" calcext:value-type="string">
            <text:p>IV. Pasivos por impuesto diferido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/>
          <table:table-cell/>
          <table:table-cell office:value-type="string" calcext:value-type="string">
            <text:p>V. Periodificaciones a largo plazo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/>
          <table:table-cell/>
          <table:table-cell office:value-type="string" calcext:value-type="string">
            <text:p>VI. Acreedores comerciales no corrientes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/>
          <table:table-cell/>
          <table:table-cell office:value-type="string" calcext:value-type="string">
            <text:p>VII. Deuda con características especiales a largo plazo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) PASIVO CORRIENTE</text:p>
          </table:table-cell>
          <table:table-cell/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Default"/>
          <table:table-cell/>
          <table:table-cell office:value-type="string" calcext:value-type="string">
            <text:p>I. Pasivos vinculados con activos no corrientes mantenidos para la venta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/>
          <table:table-cell/>
          <table:table-cell office:value-type="string" calcext:value-type="string">
            <text:p>II. Provisiones a corto plazo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/>
          <table:table-cell/>
          <table:table-cell office:value-type="string" calcext:value-type="string">
            <text:p>III. Deudas a corto plazo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/>
          <table:table-cell office:value-type="string" calcext:value-type="string">
            <text:p>1. Obligaciones y otros valores negociables.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/>
          <table:table-cell office:value-type="string" calcext:value-type="string">
            <text:p>1. Deudas con entidades de crédito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/>
          <table:table-cell office:value-type="string" calcext:value-type="string">
            <text:p>4. Derivado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/>
          <table:table-cell office:value-type="string" calcext:value-type="string">
            <text:p>2. Acreedores por arrendamiento financiero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/>
          <table:table-cell office:value-type="string" calcext:value-type="string">
            <text:p>3. Otras deudas a corto plazo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/>
          <table:table-cell/>
          <table:table-cell office:value-type="string" calcext:value-type="string">
            <text:p>IV. Deudas con empresas del grupo y asociadas a corto plazo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/>
          <table:table-cell/>
          <table:table-cell office:value-type="string" calcext:value-type="string">
            <text:p>V. Acreedores comerciales y otras cuentas a pagar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/>
          <table:table-cell office:value-type="string" calcext:value-type="string">
            <text:p>1. Proveedore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style-name="ce48" office:value-type="string" calcext:value-type="string">
            <text:p>a) Proveedores a largo plazo</text:p>
          </table:table-cell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style-name="ce48" office:value-type="string" calcext:value-type="string">
            <text:p>b) Proveedores a corto plazo</text:p>
          </table:table-cell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/>
          <table:table-cell office:value-type="string" calcext:value-type="string">
            <text:p>2. Proveedores, empresas del grupo y asociadas.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/>
          <table:table-cell office:value-type="string" calcext:value-type="string">
            <text:p>3. Acreedores varios.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/>
          <table:table-cell office:value-type="string" calcext:value-type="string">
            <text:p>4. Personal (remuneraciones pendientes de pago).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/>
          <table:table-cell office:value-type="string" calcext:value-type="string">
            <text:p>5. Pasivos por impuesto corriente.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/>
          <table:table-cell office:value-type="string" calcext:value-type="string">
            <text:p>6. Otras deudas con las Administraciones Públicas.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/>
          <table:table-cell office:value-type="string" calcext:value-type="string">
            <text:p>2. Acreedores por arrendamientos financieros a corto plazo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a) Proveedores a largo plazo</text:p>
          </table:table-cell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b) Proveedores a corto plazo</text:p>
          </table:table-cell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/>
          <table:table-cell office:value-type="string" calcext:value-type="string">
            <text:p>2. Otros acreedores</text:p>
          </table:table-cell>
          <table:table-cell table:number-columns-repeated="1020"/>
        </table:table-row>
        <table:table-row table:style-name="ro2">
          <table:table-cell table:style-name="Default"/>
          <table:table-cell/>
          <table:table-cell office:value-type="string" calcext:value-type="string">
            <text:p>VI. Periodificaciones a corto plazo</text:p>
          </table:table-cell>
          <table:table-cell table:number-columns-repeated="1021"/>
        </table:table-row>
        <table:table-row table:style-name="ro2">
          <table:table-cell table:style-name="Default"/>
          <table:table-cell/>
          <table:table-cell office:value-type="string" calcext:value-type="string">
            <text:p>VII.Deuda con características especiales a corto plaz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TAL PATRIMONIO NETO Y PASIVO (A+B+C)</text:p>
          </table:table-cell>
          <table:table-cell table:number-columns-repeated="1023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s" table:style-name="ta4">
        <table:shapes>
          <draw:frame draw:z-index="0" draw:style-name="gr1" draw:text-style-name="P1" svg:width="15.999cm" svg:height="8.999cm" svg:x="0.536cm" svg:y="0.434cm">
            <draw:object draw:notify-on-update-of-ranges="Enunciado.B1:Enunciado.F1 Enunciado.A39:Enunciado.A39 Enunciado.B39:Enunciado.F3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.525cm" svg:y="10.201cm">
            <draw:object draw:notify-on-update-of-ranges="Enunciado.B1:Enunciado.F1 Enunciado.A40:Enunciado.A40 Enunciado.B40:Enunciado.F4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0.615cm" svg:y="19.738cm">
            <draw:object draw:notify-on-update-of-ranges="Enunciado.B1:Enunciado.F1 Enunciado.A41:Enunciado.A41 Enunciado.B41:Enunciado.F4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4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25_" style:display-name="%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uro" style:family="table-cell" style:parent-style-name="Default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0/00/0000</text:date>, <text:time style:data-style-name="N2" text:time-value="15:22:43.89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nunciado" style:display-name="PageStyle_Enunciad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elo_20_de_20_activo" style:display-name="PageStyle_Modelo de activ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lo_20_de_20_pasivo" style:display-name="PageStyle_Modelo de pasiv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im</meta:initial-creator>
    <meta:print-date>2014-02-12T11:30:07</meta:print-date>
    <meta:creation-date>2007-06-26T08:47:57</meta:creation-date>
    <dc:date>2015-05-21T15:51:46.185000000</dc:date>
    <meta:generator>LibreOffice/4.3.5.2$Windows_x86 LibreOffice_project/3a87456aaa6a95c63eea1c1b3201acedf0751bd5</meta:generator>
    <meta:editing-duration>PT1H49M39S</meta:editing-duration>
    <meta:editing-cycles>6</meta:editing-cycles>
    <meta:document-statistic meta:table-count="4" meta:cell-count="407" meta:object-count="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4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>
        <chart:symbol-image xlink:href="Pictures/2000000A000000DD000000DDF1F7E11A.svm" xlink:type="simple" xlink:actuate="onLoad"/>
      </style:chart-properties>
    </style:style>
    <style:style style:name="ch5" style:family="chart" style:data-style-name="N11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>
        <chart:symbol-image xlink:href="Pictures/2000000A000000DD000000DDF1F7E11A.svm" xlink:type="simple" xlink:actuate="onLoad"/>
      </style:chart-properties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1cm" svg:y="0.316cm" chart:style-name="ch2">
          <text:p>Liquidez</text:p>
        </chart:title>
        <chart:subtitle svg:x="6.911cm" svg:y="1.275cm" chart:style-name="ch3">
          <text:p>2009 - 2013</text:p>
        </chart:subtitle>
        <chart:plot-area chart:style-name="ch4" table:cell-range-address="Enunciado.B1:Enunciado.F1 Enunciado.A39:Enunciado.F39" chart:data-source-has-labels="both" svg:x="1.331cm" svg:y="2.138cm" svg:width="14.349cm" svg:height="5.701cm">
          <chartooo:coordinate-region svg:x="1.952cm" svg:y="2.337cm" svg:width="13.25cm" svg:height="4.855cm"/>
          <chart:axis chart:dimension="x" chart:name="primary-x" chart:style-name="ch5" chartooo:axis-type="auto">
            <chartooo:date-scale/>
            <chart:title svg:x="8.077cm" svg:y="8.019cm" chart:style-name="ch6">
              <text:p>Años</text:p>
            </chart:title>
            <chart:categories table:cell-range-address="Enunciado.B1:Enunciado.F1"/>
          </chart:axis>
          <chart:axis chart:dimension="y" chart:name="primary-y" chart:style-name="ch7">
            <chart:title svg:x="0.451cm" svg:y="5.429cm" chart:style-name="ch8">
              <text:p>Ratio</text:p>
            </chart:title>
            <chart:grid chart:style-name="ch9" chart:class="major"/>
          </chart:axis>
          <chart:series chart:style-name="ch10" chart:values-cell-range-address="Enunciado.B39:Enunciado.F39" chart:label-cell-address="Enunciado.A39:Enunciado.A39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009">
                <text:p>2010</text:p>
                <draw:g>
                  <svg:desc>Enunciado.B1:Enunciado.F1</svg:desc>
                </draw:g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LIQUIDEZ</text:p>
                <draw:g>
                  <svg:desc>Enunciado.A39:Enunciado.A39</svg:desc>
                </draw:g>
              </table:table-cell>
              <table:table-cell office:value-type="float" office:value="9.05917482491842">
                <text:p>9.05917482491842</text:p>
                <draw:g>
                  <svg:desc>Enunciado.B39:Enunciado.F39</svg:desc>
                </draw:g>
              </table:table-cell>
              <table:table-cell office:value-type="float" office:value="7.30153815128515">
                <text:p>7.30153815128515</text:p>
              </table:table-cell>
              <table:table-cell office:value-type="float" office:value="6.08704275371324">
                <text:p>6.08704275371324</text:p>
              </table:table-cell>
              <table:table-cell office:value-type="float" office:value="53.6025906692283">
                <text:p>53.6025906692283</text:p>
              </table:table-cell>
              <table:table-cell office:value-type="float" office:value="31.8791860692246">
                <text:p>31.87918606922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4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>
        <chart:symbol-image xlink:href="Pictures/2000000A000000DD000000DDF1F7E11A.svm" xlink:type="simple" xlink:actuate="onLoad"/>
      </style:chart-properties>
    </style:style>
    <style:style style:name="ch5" style:family="chart" style:data-style-name="N11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>
        <chart:symbol-image xlink:href="Pictures/2000000A000000DD000000DDF1F7E11A.svm" xlink:type="simple" xlink:actuate="onLoad"/>
      </style:chart-properties>
      <style:graphic-properties svg:stroke-width="0.03cm" svg:stroke-color="#579d1c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68cm" svg:y="0.316cm" chart:style-name="ch2">
          <text:p>Rentabilidad del Capital</text:p>
        </chart:title>
        <chart:subtitle svg:x="6.911cm" svg:y="1.275cm" chart:style-name="ch3">
          <text:p>2009 - 2013</text:p>
        </chart:subtitle>
        <chart:plot-area chart:style-name="ch4" table:cell-range-address="Enunciado.B1:Enunciado.F1 Enunciado.A40:Enunciado.F40" chart:data-source-has-labels="both" svg:x="1.331cm" svg:y="2.138cm" svg:width="14.349cm" svg:height="5.701cm">
          <chartooo:coordinate-region svg:x="2.058cm" svg:y="2.337cm" svg:width="13.144cm" svg:height="4.855cm"/>
          <chart:axis chart:dimension="x" chart:name="primary-x" chart:style-name="ch5" chartooo:axis-type="auto">
            <chartooo:date-scale/>
            <chart:title svg:x="8.077cm" svg:y="8.019cm" chart:style-name="ch6">
              <text:p>Años</text:p>
            </chart:title>
            <chart:categories table:cell-range-address="Enunciado.B1:Enunciado.F1"/>
          </chart:axis>
          <chart:axis chart:dimension="y" chart:name="primary-y" chart:style-name="ch7">
            <chart:title svg:x="0.451cm" svg:y="5.429cm" chart:style-name="ch8">
              <text:p>Ratio</text:p>
            </chart:title>
            <chart:grid chart:style-name="ch9" chart:class="major"/>
          </chart:axis>
          <chart:series chart:style-name="ch10" chart:values-cell-range-address="Enunciado.B40:Enunciado.F40" chart:label-cell-address="Enunciado.A40:Enunciado.A40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009">
                <text:p>2010</text:p>
                <draw:g>
                  <svg:desc>Enunciado.B1:Enunciado.F1</svg:desc>
                </draw:g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RENTABILIDAD DEL CAPITAL</text:p>
                <draw:g>
                  <svg:desc>Enunciado.A40:Enunciado.A40</svg:desc>
                </draw:g>
              </table:table-cell>
              <table:table-cell office:value-type="float" office:value="2.21802322645513">
                <text:p>2.21802322645513</text:p>
                <draw:g>
                  <svg:desc>Enunciado.B40:Enunciado.F40</svg:desc>
                </draw:g>
              </table:table-cell>
              <table:table-cell office:value-type="float" office:value="1.78937945188616">
                <text:p>1.78937945188616</text:p>
              </table:table-cell>
              <table:table-cell office:value-type="float" office:value="1.06898812251691">
                <text:p>1.06898812251691</text:p>
              </table:table-cell>
              <table:table-cell office:value-type="float" office:value="1.07313433788424">
                <text:p>1.07313433788424</text:p>
              </table:table-cell>
              <table:table-cell office:value-type="float" office:value="1.84465310478342">
                <text:p>1.844653104783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4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>
        <chart:symbol-image xlink:href="Pictures/2000000A000000DD000000DDF1F7E11A.svm" xlink:type="simple" xlink:actuate="onLoad"/>
      </style:chart-properties>
    </style:style>
    <style:style style:name="ch5" style:family="chart" style:data-style-name="N11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>
        <chart:symbol-image xlink:href="Pictures/2000000A000000DD000000DDF1F7E11A.svm" xlink:type="simple" xlink:actuate="onLoad"/>
      </style:chart-properties>
      <style:graphic-properties svg:stroke-width="0.03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81cm" svg:y="0.316cm" chart:style-name="ch2">
          <text:p>Rentabilidad de Activos</text:p>
        </chart:title>
        <chart:subtitle svg:x="6.911cm" svg:y="1.275cm" chart:style-name="ch3">
          <text:p>2009 - 2013</text:p>
        </chart:subtitle>
        <chart:plot-area chart:style-name="ch4" table:cell-range-address="Enunciado.B1:Enunciado.F1 Enunciado.A41:Enunciado.F41" chart:data-source-has-labels="both" svg:x="1.331cm" svg:y="2.138cm" svg:width="14.349cm" svg:height="5.701cm">
          <chartooo:coordinate-region svg:x="2.058cm" svg:y="2.337cm" svg:width="13.144cm" svg:height="4.855cm"/>
          <chart:axis chart:dimension="x" chart:name="primary-x" chart:style-name="ch5" chartooo:axis-type="auto">
            <chartooo:date-scale/>
            <chart:title svg:x="8.077cm" svg:y="8.019cm" chart:style-name="ch6">
              <text:p>Años</text:p>
            </chart:title>
            <chart:categories table:cell-range-address="Enunciado.B1:Enunciado.F1"/>
          </chart:axis>
          <chart:axis chart:dimension="y" chart:name="primary-y" chart:style-name="ch7">
            <chart:title svg:x="0.451cm" svg:y="5.429cm" chart:style-name="ch8">
              <text:p>Ratio</text:p>
            </chart:title>
            <chart:grid chart:style-name="ch9" chart:class="major"/>
          </chart:axis>
          <chart:series chart:style-name="ch10" chart:values-cell-range-address="Enunciado.B41:Enunciado.F41" chart:label-cell-address="Enunciado.A41:Enunciado.A4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009">
                <text:p>2010</text:p>
                <draw:g>
                  <svg:desc>Enunciado.B1:Enunciado.F1</svg:desc>
                </draw:g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RENTABILIDAD DE ACTIVOS</text:p>
                <draw:g>
                  <svg:desc>Enunciado.A41:Enunciado.A41</svg:desc>
                </draw:g>
              </table:table-cell>
              <table:table-cell office:value-type="float" office:value="0.844274140210793">
                <text:p>0.844274140210793</text:p>
                <draw:g>
                  <svg:desc>Enunciado.B41:Enunciado.F41</svg:desc>
                </draw:g>
              </table:table-cell>
              <table:table-cell office:value-type="float" office:value="0.803803533291058">
                <text:p>0.803803533291058</text:p>
              </table:table-cell>
              <table:table-cell office:value-type="float" office:value="0.611099128166944">
                <text:p>0.611099128166944</text:p>
              </table:table-cell>
              <table:table-cell office:value-type="float" office:value="0.597157540916988">
                <text:p>0.597157540916988</text:p>
              </table:table-cell>
              <table:table-cell office:value-type="float" office:value="0.8611052341816">
                <text:p>0.86110523418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